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12" style:family="paragraph" style:parent-style-name="Standard">
      <style:paragraph-properties style:snap-to-layout-grid="false"/>
      <style:text-properties style:font-name="Times New Roman"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8pt" fo:font-style="italic" fo:font-weight="normal" style:font-size-asian="8pt" style:font-style-asian="italic" style:font-weight-asian="normal" style:font-size-complex="8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7" style:family="paragraph" style:parent-style-name="Normale">
      <style:text-properties style:font-name="Times New Roman" fo:font-size="10.5pt" style:font-size-asian="10.5pt" style:font-size-complex="10.5pt"/>
    </style:style>
    <style:style style:name="P28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fo:background-color="#ffff00" style:font-size-asian="10.5pt" style:font-weight-asian="bold" style:font-size-complex="10.5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language="it" fo:country="IT" fo:font-weight="bold" fo:background-color="#ffff00" style:font-size-asian="10.5pt" style:font-weight-asian="bold" style:font-name-complex="Times New Roman" style:font-size-complex="10.5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2pt" fo:background-color="#ff9999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7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38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9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0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3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</style:style>
    <style:style style:name="P44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fo:font-size="10pt" style:font-size-asian="10pt"/>
    </style:style>
    <style:style style:name="P4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margin-left="0cm" fo:margin-right="0cm" fo:margin-top="0cm" fo:margin-bottom="0.101cm" fo:text-align="justify" style:justify-single-word="false" fo:text-indent="0cm" style:auto-text-indent="false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47" style:family="paragraph" style:parent-style-name="Heading_20_1">
      <style:text-properties style:font-name="Times New Roman" fo:font-size="10.5pt" style:font-size-asian="10.5pt" style:font-size-complex="10.5pt"/>
    </style:style>
    <style:style style:name="P4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4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style:font-weight-asian="bold" style:font-weight-complex="bold"/>
    </style:style>
    <style:style style:name="P50" style:family="paragraph" style:parent-style-name="Normale">
      <style:paragraph-properties>
        <style:tab-stops>
          <style:tab-stop style:position="-2.501cm" style:type="right"/>
        </style:tab-stops>
      </style:paragraph-properties>
    </style:style>
    <style:style style:name="P5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5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fo:background-color="transparent" style:font-size-asian="10.5pt" style:font-weight-asian="bold" style:font-size-complex="10.5pt"/>
    </style:style>
    <style:style style:name="P5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language="it" fo:country="IT" fo:font-weight="bold" fo:background-color="transparent" style:font-size-asian="10.5pt" style:font-weight-asian="bold" style:font-size-complex="10.5pt" style:font-weight-complex="bold"/>
    </style:style>
    <style:style style:name="P5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language="it" fo:country="IT" fo:font-weight="bold" fo:background-color="#ffff00" style:font-size-asian="10.5pt" style:font-weight-asian="bold" style:font-name-complex="Times New Roman" style:font-size-complex="10.5pt"/>
    </style:style>
    <style:style style:name="P56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57" style:family="paragraph" style:parent-style-name="Normale">
      <style:paragraph-properties fo:margin-left="0cm" fo:margin-right="0.501cm" fo:margin-top="0cm" fo:margin-bottom="0cm" fo:text-indent="0cm" style:auto-text-indent="false"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size-complex="10.5pt" style:font-style-complex="italic"/>
    </style:style>
    <style:style style:name="T3" style:family="text">
      <style:text-properties style:font-name="Times New Roman" fo:font-size="10.5pt" style:font-size-asian="10.5pt" style:font-size-complex="10.5pt"/>
    </style:style>
    <style:style style:name="T4" style:family="text">
      <style:text-properties style:font-name="Times New Roman" fo:font-size="10.5pt" fo:background-color="transparent" style:font-size-asian="10.5pt" style:font-size-complex="10.5pt"/>
    </style:style>
    <style:style style:name="T5" style:family="text">
      <style:text-properties style:font-name="Times New Roman" fo:font-size="10.5pt" fo:font-weight="bold" style:font-size-asian="10.5pt" style:font-weight-asian="bold" style:font-size-complex="10.5pt"/>
    </style:style>
    <style:style style:name="T6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7" style:family="text">
      <style:text-properties style:font-name="Times New Roman" fo:font-size="10.5pt" fo:background-color="#ffff00" style:font-size-asian="10.5pt" style:font-size-complex="10.5pt"/>
    </style:style>
    <style:style style:name="T8" style:family="text">
      <style:text-properties style:font-name="Times New Roman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9" style:family="text">
      <style:text-properties style:font-name="Times New Roman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0" style:family="text">
      <style:text-properties style:font-name="Times New Roman" fo:font-size="10.5pt" fo:font-style="normal" style:text-underline-style="solid" style:text-underline-width="auto" style:text-underline-color="font-color" fo:font-weight="normal" fo:background-color="#ffff0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style:font-name="Times New Roman" fo:font-size="10.5pt" fo:font-style="normal" style:text-underline-style="none" fo:font-weight="normal" fo:background-color="#ffff9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3" style:family="text"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T14" style:family="text">
      <style:text-properties style:font-name="Times New Roman" fo:font-size="10.5pt" style:text-underline-style="none" fo:font-weight="normal" fo:background-color="#ffff00" style:font-size-asian="10.5pt" style:font-weight-asian="normal" style:font-size-complex="10.5pt" style:font-weight-complex="normal"/>
    </style:style>
    <style:style style:name="T15" style:family="text">
      <style:text-properties style:font-name="Times New Roman" fo:font-size="10.5pt" style:text-underline-style="none" fo:font-weight="normal" fo:background-color="#ffff66" style:font-size-asian="10.5pt" style:font-weight-asian="normal" style:font-size-complex="10.5pt" style:font-weight-complex="normal"/>
    </style:style>
    <style:style style:name="T16" style:family="text">
      <style:text-properties style:font-name="Times New Roman" fo:font-size="10.5pt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style:font-name="Times New Roman" fo:font-size="10.5pt" fo:font-style="italic" style:text-underline-style="none" fo:font-weight="normal" fo:background-color="#ff99ff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style:font-name="Times New Roman" fo:font-size="10.5pt" fo:language="it" fo:country="IT" fo:font-weight="bold" fo:background-color="#ffff00" style:font-size-asian="10.5pt" style:font-weight-asian="bold" style:font-name-complex="Times New Roman" style:font-size-complex="10.5pt" style:font-weight-complex="bold"/>
    </style:style>
    <style:style style:name="T19" style:family="text">
      <style:text-properties style:font-name="Times New Roman" fo:font-size="10pt" style:font-size-asian="10pt" style:font-size-complex="10pt"/>
    </style:style>
    <style:style style:name="T20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21" style:family="text">
      <style:text-properties style:font-name="Times New Roman" fo:font-size="10pt" fo:font-style="normal" style:text-underline-style="none" fo:font-weight="normal" fo:background-color="#ffff9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2" style:family="text">
      <style:text-properties style:font-name="Times New Roman" style:font-weight-complex="bold"/>
    </style:style>
    <style:style style:name="T23" style:family="text">
      <style:text-properties style:font-name="Times New Roman" style:text-underline-style="none" fo:font-weight="normal" fo:background-color="transparent" style:font-weight-asian="normal" style:font-size-complex="10.5pt" style:font-weight-complex="normal"/>
    </style:style>
    <style:style style:name="T24" style:family="text">
      <style:text-properties style:font-name="Times New Roman" style:text-underline-style="none" fo:font-weight="normal" style:font-weight-asian="normal" style:font-name-complex="Arial" style:font-size-complex="10pt" style:font-weight-complex="normal"/>
    </style:style>
    <style:style style:name="T25" style:family="text">
      <style:text-properties style:font-name="Times New Roman" fo:font-style="italic" style:text-underline-style="none" fo:font-weight="normal" fo:background-color="transparent" style:font-style-asian="italic" style:font-weight-asian="normal" style:font-size-complex="10.5pt" style:font-style-complex="italic" style:font-weight-complex="normal"/>
    </style:style>
    <style:style style:name="T26" style:family="text">
      <style:text-properties style:font-name="Times New Roman" style:font-name-complex="Arial"/>
    </style:style>
    <style:style style:name="T27" style:family="text">
      <style:text-properties style:text-underline-style="none" fo:background-color="transparent" style:font-weight-complex="bold"/>
    </style:style>
    <style:style style:name="T28" style:family="text">
      <style:text-properties style:font-weight-complex="bold"/>
    </style:style>
    <style:style style:name="T29" style:family="text">
      <style:text-properties fo:font-variant="normal" fo:text-transform="none" style:use-window-font-color="true" style:text-line-through-style="none" style:font-name="Times New Roman" fo:font-size="10.5pt" fo:letter-spacing="normal" fo:font-style="normal" style:text-underline-style="none" fo:font-weight="bold" style:text-blinking="false" style:font-size-asian="10.5pt" style:font-weight-asian="bold" style:font-size-complex="10.5pt" style:font-weight-complex="bold"/>
    </style:style>
    <style:style style:name="T30" style:family="text">
      <style:text-properties fo:font-variant="normal" fo:text-transform="none" style:use-window-font-color="true" style:text-line-through-style="none" fo:letter-spacing="normal" fo:font-style="normal" style:text-underline-style="none" style:text-blinking="false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style:font-name-complex="Arial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fo:background-color="#ffff00"/>
    </style:style>
    <style:style style:name="T3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5"/>
          </table:table-cell>
        </table:table-row>
        <table:table-row>
          <table:table-cell table:style-name="Tabella1.A1" office:value-type="string">
            <text:p text:style-name="P9">Protocollo interno n. _____________</text:p>
          </table:table-cell>
          <table:table-cell table:style-name="Tabella1.A1" office:value-type="string">
            <text:p text:style-name="P9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table:number-rows-spanned="4" office:value-type="string">
            <text:p text:style-name="Normale"><text:span text:style-name="Car._20_predefinito_20_paragrafo"><text:span text:style-name="T6">Da citare nella risposta:</text:span></text:span></text:p>
            <text:p text:style-name="Normale"><text:span text:style-name="Car._20_predefinito_20_paragrafo"><text:span text:style-name="T3">pratica <text:s/>[numero] - </text:span></text:span><text:span text:style-name="Car._20_predefinito_20_paragrafo"><text:span text:style-name="T7">sigla</text:span></text:span></text:p>
            <text:p text:style-name="Normale"><text:span text:style-name="Car._20_predefinito_20_paragrafo"><text:span text:style-name="T3"/></text:span></text:p>
            <text:p text:style-name="Normale"><text:span text:style-name="Car._20_predefinito_20_paragrafo"><text:span text:style-name="T4">classifica 06-03</text:span></text:span></text:p>
            <text:p text:style-name="Normale"><text:span text:style-name="Car._20_predefinito_20_paragrafo"><text:span text:style-name="T4">fascicolo: </text:span></text:span><text:span text:style-name="Car._20_predefinito_20_paragrafo"><text:span text:style-name="T20">[anno_fascicolo]</text:span></text:span><text:span text:style-name="Car._20_predefinito_20_paragrafo"><text:span text:style-name="T4"> /</text:span></text:span><text:span text:style-name="Car._20_predefinito_20_paragrafo"><text:span text:style-name="T20">[fascicolo].[sub_fascicolo]</text:span></text:span></text:p>
          </table:table-cell>
          <table:table-cell table:style-name="Tabella6.A1" table:number-rows-spanned="4" office:value-type="string">
            <text:p text:style-name="P28"/>
          </table:table-cell>
          <table:table-cell table:style-name="Tabella6.A1" office:value-type="string">
            <text:p text:style-name="P29">All'Autorità di Sistema Portuale del Mar Ligure Occidentale</text:p>
            <text:p text:style-name="P57"><text:a xlink:type="simple" xlink:href="mailto:autoritaportuale@porto.sv.legalmail.it" text:style-name="Internet_20_link" text:visited-style-name="Visited_20_Internet_20_Link"><text:span text:style-name="Car._20_predefinito_20_paragrafo"><text:span text:style-name="T22">autoritaportuale@porto.sv.legalmail.it</text:span></text:span></text:a></text:p>
          </table:table-cell>
        </table:table-row>
        <table:table-row>
          <table:covered-table-cell/>
          <table:covered-table-cell/>
          <table:table-cell table:style-name="Tabella6.A1" office:value-type="string">
            <text:p text:style-name="P50"><text:span text:style-name="Car._20_predefinito_20_paragrafo"><text:span text:style-name="T6"/></text:span></text:p>
            <text:p text:style-name="P50"><text:span text:style-name="Car._20_predefinito_20_paragrafo"><text:span text:style-name="T6">All'Agenzia delle Dogane di Savona</text:span></text:span></text:p>
            <text:p text:style-name="P29"><text:span text:style-name="Car._20_predefinito_20_paragrafo"><text:span text:style-name="T28">dogane.savona@pce.agenziadogane.it </text:span></text:span></text:p>
          </table:table-cell>
        </table:table-row>
        <table:table-row>
          <table:covered-table-cell/>
          <table:covered-table-cell/>
          <table:table-cell table:style-name="Tabella6.A1" office:value-type="string">
            <text:p text:style-name="P50"><text:span text:style-name="Car._20_predefinito_20_paragrafo"><text:span text:style-name="T6"/></text:span></text:p>
            <text:p text:style-name="P53">All'AZIENDA SANITARIA LOCALE N. 2 SAVONESE</text:p>
            <text:p text:style-name="P29"><text:a xlink:type="simple" xlink:href="mailto:protocollo@pec.asl2.liguria.it" text:style-name="Internet_20_link" text:visited-style-name="Visited_20_Internet_20_Link"><text:span text:style-name="Car._20_predefinito_20_paragrafo"><text:span text:style-name="T29">protocollo@pec.asl2.liguria.it</text:span></text:span></text:a><text:span text:style-name="Car._20_predefinito_20_paragrafo"><text:span text:style-name="T6"> </text:span></text:span></text:p>
            <text:p text:style-name="P50"><text:span text:style-name="Car._20_predefinito_20_paragrafo"><text:span text:style-name="T6"/></text:span></text:p>
          </table:table-cell>
        </table:table-row>
        <table:table-row>
          <table:covered-table-cell/>
          <table:covered-table-cell/>
          <table:table-cell table:style-name="Tabella6.A1" office:value-type="string">
            <text:p text:style-name="P49">A<text:span text:style-name="T3">lla Regione Liguria</text:span></text:p>
            <text:p text:style-name="P52">SERVIZIO PROCEDIMENTI CONCERTATIVI</text:p>
            <text:p text:style-name="P29"><text:a xlink:type="simple" xlink:href="mailto:protocollo@pec.regione.liguria.it" text:style-name="Internet_20_link" text:visited-style-name="Visited_20_Internet_20_Link"><text:span text:style-name="Car._20_predefinito_20_paragrafo"><text:span text:style-name="T28">protocollo@pec.regione.liguria.it</text:span></text:span></text:a></text:p>
            <text:p text:style-name="P29"><text:span text:style-name="Car._20_predefinito_20_paragrafo"><text:span text:style-name="T28"/></text:span></text:p>
          </table:table-cell>
        </table:table-row>
        <table:table-row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54">Al MINISTERO PER I BENI E LE ATTIVITA' CULTURALI</text:p>
            <text:p text:style-name="P29"><text:span text:style-name="T27">SOPRINTENDENZA ARCHEOLOGICA, BELLE ARTI E PAESAGGIO </text:span><text:span text:style-name="T28">PER LA CITTA' METROPOLITANA DI GENOVA E LE PROVINCE DI </text:span>IMPERIA, LA SPEZIA E SAVONA</text:p>
            <text:p text:style-name="P29"><text:a xlink:type="simple" xlink:href="mailto:mbac-sabap-lig@mailcert.beniculturali.it" text:style-name="Internet_20_link" text:visited-style-name="Visited_20_Internet_20_Link"><text:span text:style-name="Car._20_predefinito_20_paragrafo">mbac-sabap-lig@mailcert.beniculturali.it</text:span></text:a></text:p>
          </table:table-cell>
        </table:table-row>
        <table:table-row>
          <table:table-cell table:style-name="Tabella6.A1" office:value-type="string">
            <text:p text:style-name="P27">Allegati: <text:span text:style-name="T35">//</text:span>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<text:a xlink:type="simple" xlink:href="mailto:mbac-sabap-lig@mailcert.beniculturali.it" text:style-name="Internet_20_link" text:visited-style-name="Visited_20_Internet_20_Link"/></text:p>
          </table:table-cell>
        </table:table-row>
        <table:table-row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Al Sig. [richiedenti.nominativo;block=tbs:row;]</text:p>
            <text:p text:style-name="P32">[richiedenti.indirizzo]</text:p>
            <text:p text:style-name="P32">[richiedenti.cap] [richiedenti.comune] ([richiedenti.prov])</text:p>
            <text:p text:style-name="P32">in qualità di [richiedenti.titolo]</text:p>
            <text:p text:style-name="P32">della [richiedenti.ragsoc]</text:p>
            <text:p text:style-name="P32">[richiedenti.sede]</text:p>
            <text:p text:style-name="P31"><text:span text:style-name="T18">[richiedenti.capd] [richiedenti.comuned] ([richiedenti.provd])</text:span></text:p>
            <text:p text:style-name="P29"/>
          </table:table-cell>
        </table:table-row>
        <table:table-row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30">E p.c. </text:p>
          </table:table-cell>
          <table:table-cell table:style-name="Tabella6.A1" office:value-type="string">
            <text:p text:style-name="P29">[progettisti.nominativo;block=tbs:row;]</text:p>
            <text:p text:style-name="P31"><text:span text:style-name="Car._20_predefinito_20_paragrafo">[progettisti.pec]</text:span></text:p>
            <text:p text:style-name="P31"/>
          </table:table-cell>
        </table:table-row>
        <table:table-row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29"><text:span text:style-name="Car._20_predefinito_20_paragrafo"/></text:p>
          </table:table-cell>
        </table:table-row>
      </table:table>
      <text:p text:style-name="P2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:</text:p>
          </table:table-cell>
          <table:table-cell table:style-name="Tabella3.A1" office:value-type="string">
            <text:p text:style-name="P17">[tipo_pratica] <text:s text:c="2"/>presentata in data [data_presentazione] e recepita agli atti al prot. n° [protocollo] del [data_protocollo] relativa a [oggetto] presso [ubicazione]. - </text:p>
            <text:p text:style-name="P16">Conferenza di servizi semplificata e in modalità asincrona ai sensi dell'art. 14-bis della legge <text:soft-page-break/>241/1990 per l'acquisizione degli atti d'assenso necessari per l'intervento edilizio come previsto dall'art. 23 bis del D.P.R. 380/01 </text:p>
          </table:table-cell>
        </table:table-row>
      </table:table>
      <text:p text:style-name="P36"/>
      <text:p text:style-name="P35"/>
      <text:p text:style-name="P14"><text:tab/></text:p>
      <text:p text:style-name="P23"><text:span text:style-name="T19"><text:tab/></text:span><text:span text:style-name="T1">A seguito della presentazione della pratica in oggetto con la quale viene richiesta l'</text:span><text:span text:style-name="T26">acquisizione da parte dell’amministrazione degli atti di assenso necessari e preliminari all'intervento si dispone la convocazione della conferenza di Servizi in modalità “asincrona” ai sensi dell'art. 14 bis della L. 241/90 e s.m.i. e comunica quanto segue:</text:span></text:p>
      <text:list xml:id="list7387579827386681460" text:style-name="L1">
        <text:list-item>
          <text:p text:style-name="P37">Il Sig. [richiedenti.nominativo;block=tbs:row;] <text:s/>in qualità di [richiedenti.titolo] della [richiedenti.ragsoc] ha inoltrato <text:span text:style-name="T31"><text:s/>in data [data_presentazione] [tipo_pratica] (acquisita in pari data <text:s/>agli atti al prot. n° [protocollo] del [data_protocollo]). </text:span></text:p>
          <text:p text:style-name="P38">L'intervento previsto consiste in [oggetto] presso [ubicazione] ed è illustrato nella seguente documentazione che si trasmette:</text:p>
          <text:list>
            <text:list-item>
              <text:p text:style-name="P38">relazione tecnica</text:p>
            </text:list-item>
            <text:list-item>
              <text:p text:style-name="P38">elaborati grafici</text:p>
              <text:p text:style-name="P38">…...........</text:p>
            </text:list-item>
          </text:list>
          <text:p text:style-name="P38">Le Amministrazioni e gli uffici coinvolti nel presente procedimento e i pareri richiesti sono i seguenti:</text:p>
          <text:p text:style-name="P38">…...............</text:p>
        </text:list-item>
      </text:list>
      <text:p text:style-name="P18"/>
      <text:p text:style-name="P18"/>
      <text:list xml:id="list32601591" text:continue-numbering="true" text:style-name="L1">
        <text:list-item>
          <text:p text:style-name="P37"><text:span text:style-name="T31">le Amministrazioni possono richiedere, ai sensi dell'art. 2, comma 7 della L. 241/1990 s.m.i., integrazioni documentali o chiarimenti relative a fatti, stati o qualità non attestati in documenti già in possesso dell'Amministrazione stessa e non direttamente acquisibili presso altre pubbliche amministrazioni entro e non oltre </text:span><text:span text:style-name="T32">il termine perentorio di giorni 15 </text:span><text:span text:style-name="T31">dalla data di ricevimento della presente.</text:span></text:p>
          <text:p text:style-name="P38">In caso di richiesta di documentazione/chiarimenti integrativi, i termini del procedimento sono sospesi per una sola volta e per un periodo non superiore a trenta giorni per l'acquisizione della documentazione richiesta;</text:p>
          <text:p text:style-name="P38"><text:span text:style-name="T33">Entro il medesimo termine </text:span><text:span text:style-name="T34">di giorni 15 </text:span><text:span text:style-name="T33">dalla data di ricevimento della presente le Amministrazioni e la parte istante possono formulare alla scrivente Amministrazione richiesta motivata di indizione della conferenza in forma simultanea e in modalità sincrona di cui all'art. 14-ter della L. 241/1990 s.m.i.</text:span></text:p>
          <text:p text:style-name="P39"/>
        </text:list-item>
        <text:list-item>
          <text:p text:style-name="P43"><text:span text:style-name="T8">La conferenza si svolge in modalità “asincrona” e quindi le Amministrazioni coinvolte devono rendere le proprie determinazioni motivate relative alla decisione oggetto della conferenza entro e non oltre </text:span><text:span text:style-name="T9">il termine perentorio di giorni </text:span><text:span text:style-name="T10">45/90</text:span><text:span text:style-name="T9"> dalla data di ricevimento della presente</text:span><text:span text:style-name="T11">, fatta salva l'eventuale sospensione disposta ai fini dell'integrazione documentale di cui alla precedente lettera b). </text:span><text:span text:style-name="T12">in caso di </text:span><text:span text:style-name="T21">tutela ambientale (piani di bacino), di beni culturali (vincolo architettonico), o alla tutela della salute dei cittadini il termine è di 90 giorni verificare e specificare </text:span></text:p>
          <text:p text:style-name="P40">La mancata comunicazione della determinazione entro il termine di cui alla lettera c) ovvero la comunicazione di una determinazione priva dei requisiti richiesti dal comma 3 dell'art. 14-bis della L. 241/1990 s.m.i. equivalgono ad assenso senza condizioni. </text:p>
          <text:p text:style-name="P40"/>
        </text:list-item>
        <text:list-item>
          <text:p text:style-name="P40">L'eventuale riunione in forma simultanea e in modalità sincrona di cui all'art. 14-ter della L. 241/1990 s.m.i. (ossia con la partecipazione e la presenza dei rappresentanti degli Enti e degli uffici sopra indicati) si terrà entro 10 giorni dalla scadenza del termine di cui alla lettera c). Lo svolgimento di detta riunione è solo eventuale ed avrà luogo previa comunicazione di quest'ufficio.</text:p>
        </text:list-item>
      </text:list>
      <text:p text:style-name="P19"/>
      <text:p text:style-name="P44"><text:span text:style-name="T24">Si comunica altresì:</text:span></text:p>
      <text:p text:style-name="P44"><text:span text:style-name="T13">- il responsabile del procedimento è l'[responsabile_procedimento] <text:s/></text:span><text:span text:style-name="T14">è il Dirigente architetto Giovanna Macario </text:span></text:p>
      <text:p text:style-name="P44"><text:span text:style-name="T13">- per informazioni relative alla pratica è possibile rivolgersi, all'istruttore tecnico </text:span><text:span text:style-name="T16">[istruttore_tecnico] </text:span><text:span text:style-name="T17">019 8310</text:span><text:span text:style-name="T16"> </text:span><text:span text:style-name="T13">e </text:span><text:span text:style-name="T15">in sua assenza all'arch. Caterina Curti.</text:span></text:p>
      <text:list xml:id="list1346203353243538194" text:style-name="L2">
        <text:list-header>
          <text:p text:style-name="P45">- gli atti del procedimento sono accessibili presso il Settore Pianificazione Territoriale, Corso Italia 19 Savona, il martedì ed il giovedì dalle ore 10,00 alle ore 12,30.</text:p>
          <text:p text:style-name="P45"/>
        </text:list-header>
      </text:list>
      <text:p text:style-name="P46"/>
      <text:p text:style-name="P34"><text:soft-page-break/></text:p>
      <text:p text:style-name="P34">Distinti saluti.</text:p>
      <text:p text:style-name="P3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41">Il Dirigente</text:p>
            <text:p text:style-name="P42">Arch. Giovanna Macario</text:p>
            <text:p text:style-name="P42"/>
          </table:table-cell>
        </table:table-row>
        <table:table-row table:style-name="Tabella4.1">
          <table:table-cell table:style-name="Tabella4.A1" office:value-type="string">
            <text:p text:style-name="P12"/>
          </table:table-cell>
          <table:table-cell table:style-name="Tabella4.A1" office:value-type="string">
            <text:p text:style-name="P20">Il responsabile del Servizio Edilizia Privata</text:p>
            <text:p text:style-name="P20">[responsabile_procedimento] </text:p>
            <text:p text:style-name="P20"/>
          </table:table-cell>
        </table:table-row>
      </table:table>
      <text:p text:style-name="P34"/>
      <text:p text:style-name="P33"/>
      <text:h text:style-name="P4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fo:font-weight="normal" style:font-size-asian="8pt" style:font-style-asian="italic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11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2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P1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T1" style:family="text">
      <style:text-properties style:font-name="Times New Roman" style:font-size-complex="10.5pt" style:font-style-complex="italic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7">Settore: </text:p>
            </table:table-cell>
            <table:table-cell table:style-name="Tabella2.B1" office:value-type="string">
              <text:p text:style-name="MP7">Pianificazione Territoriale e Sistemi Informativi</text:p>
            </table:table-cell>
            <table:table-cell table:style-name="Tabella2.B1" office:value-type="string">
              <text:p text:style-name="MP7">Dirigente: </text:p>
              <text:p text:style-name="MP7">Responsabile del procedimento:</text:p>
            </table:table-cell>
            <table:table-cell table:style-name="Tabella2.D1" office:value-type="string">
              <text:p text:style-name="MP7">Arch. Giovanna Macario </text:p>
              <text:p text:style-name="MP8">[<text:span text:style-name="MT1">onload.</text:span>responsabile_procedimento] </text:p>
            </table:table-cell>
          </table:table-row>
          <table:table-row table:style-name="Tabella2.1">
            <table:table-cell table:style-name="Tabella2.A2" office:value-type="string">
              <text:p text:style-name="MP7">Struttura responsabile:</text:p>
            </table:table-cell>
            <table:table-cell table:style-name="Tabella2.B2" office:value-type="string">
              <text:p text:style-name="MP7">Sportello Unico per l'Edilizia</text:p>
            </table:table-cell>
            <table:table-cell table:style-name="Tabella2.B2" office:value-type="string">
              <text:p text:style-name="MP7">Istruttore tecnico:</text:p>
            </table:table-cell>
            <table:table-cell table:style-name="Tabella2.D2" office:value-type="string">
              <text:p text:style-name="MP9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Servizio Edilizia Privata</text:p>
            </table:table-cell>
            <table:table-cell table:style-name="Tabella2.B2" office:value-type="string">
              <text:p text:style-name="MP7">Ufficio per visione atti:</text:p>
            </table:table-cell>
            <table:table-cell table:style-name="Tabella2.D2" office:value-type="string">
              <text:p text:style-name="MP10">Servizio Edilizia Privata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>Orario:</text:p>
            </table:table-cell>
            <table:table-cell table:style-name="Tabella2.D2" office:value-type="string">
              <text:p text:style-name="MP11">martedì e giovedì ore 10:00 -12:30</text:p>
            </table:table-cell>
          </table:table-row>
          <table:table-row table:style-name="Tabella2.1">
            <table:table-cell table:style-name="Tabella2.A5" office:value-type="string">
              <text:p text:style-name="MP7">Posta certificata </text:p>
            </table:table-cell>
            <table:table-cell table:style-name="Tabella2.B5" office:value-type="string">
              <text:p text:style-name="MP7"><text:a xlink:type="simple" xlink:href="mailto:posta@pec.comune.savona.it" text:style-name="Internet_20_link" text:visited-style-name="Visited_20_Internet_20_Link">posta@pec.comune.savona.it</text:a></text:p>
              <text:p text:style-name="MP12">Tel. 019 -8310 ----</text:p>
            </table:table-cell>
            <table:table-cell table:style-name="Tabella2.B5" office:value-type="string">
              <text:p text:style-name="MP7">Data avvio procedimento:</text:p>
            </table:table-cell>
            <table:table-cell table:style-name="Tabella2.D5" office:value-type="string">
              <text:p text:style-name="MP13">[onload.data_presentazione]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7-09-18T12:40:12.36</dc:date>
    <meta:print-date>2013-02-20T09:35:00</meta:print-date>
    <meta:editing-cycles>57</meta:editing-cycles>
    <meta:editing-duration>PT7H21M21S</meta:editing-duration>
    <meta:generator>OpenOffice/4.1.0$Win32 OpenOffice.org_project/410m18$Build-9764</meta:generator>
    <meta:document-statistic meta:table-count="5" meta:image-count="1" meta:object-count="0" meta:page-count="3" meta:paragraph-count="81" meta:word-count="754" meta:character-count="5835"/>
  </office:meta>
</office:document-meta>
</file>